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YECTO REEMPLAZO V7S-00-ÍNDICE</text:p>
      <text:p text:style-name="P3"/>
      <text:p text:style-name="P3">R2021-09-27. (2 pág.)</text:p>
      <text:p text:style-name="P3"><text:tab/>Borrador comentarios preliminares para analizar en fábrica sobre voltímetro control.</text:p>
      <text:p text:style-name="P3"/>
      <text:p text:style-name="P3">01- CONTROL. (2 pág.)</text:p>
      <text:p text:style-name="P3"><text:tab/>Borrador idea genérica de análisis en fábrica de anexar posibles funciones de control.</text:p>
      <text:p text:style-name="P3"/>
      <text:p text:style-name="P3">P0794A_HD.pdf <text:s/>(1 pág.)</text:p>
      <text:p text:style-name="P3"><text:tab/>Borrador idea hardware mediciones y control.</text:p>
      <text:p text:style-name="P3"/>
      <text:p text:style-name="P3">02- GENERALIDADES. (2 pág.)</text:p>
      <text:p text:style-name="P3"><text:tab/>Funciones como voltímetro. Cantidad canales y multiplexación. Promediación. Resolución <text:tab/>mediciones. Resolución display. Loop mediciones. Escalas en Eeprom.</text:p>
      <text:p text:style-name="P3"/>
      <text:p text:style-name="P3">03- PROMEDIACIÓN. (1 pág.)</text:p>
      <text:p text:style-name="P3"><text:tab/>Algoritmos para promediar cada canal.</text:p>
      <text:p text:style-name="P3"/>
      <text:p text:style-name="P3">04- ESCALAS. (1 pág.)</text:p>
      <text:p text:style-name="P3"><text:tab/>Conversión de salidas de los adc a valores a mostrar en display. Datos no volátiles (Eeprom).</text:p>
      <text:p text:style-name="P3"/>
      <text:p text:style-name="P3">05- FORMATOS PRESENTACIÓN DISPLAY. (2 pág.)</text:p>
      <text:p text:style-name="P3"><text:tab/>Presentación para mediciones lineales, cuadráticas y cuadráticas con máxima resolución.</text:p>
      <text:p text:style-name="P3"/>
      <text:p text:style-name="P3">06- EEPROM ESCALAS. (2 pág.)</text:p>
      <text:p text:style-name="P3"><text:tab/>Parámetros guardados en eeprom para calibración entradas analógicas. Display en modo <text:tab/>vúmetro.</text:p>
      <text:p text:style-name="P3"/>
      <text:p text:style-name="P3">07- EEPROM REFERENCIA. (3 pág.)</text:p>
      <text:p text:style-name="P3"><text:tab/>Muestra organización eeprom equipos anteriores para tener como referncia.</text:p>
      <text:p text:style-name="P3"/>
      <text:p text:style-name="P3">08- PROTOCOLO COMUNICACIÓN. (6 pág.)</text:p>
      <text:p text:style-name="P3"><text:tab/>Muestra protocolo comunicación con PC en otros equipos. Tenerlo presente para tratar de <text:tab/>hacer similar o compatible.</text:p>
      <text:p text:style-name="P3"/>
      <text:p text:style-name="P3">09- DIAGRAMA CONTROL GENERAL. (1 pág.)</text:p>
      <text:p text:style-name="P3"><text:tab/>Descripción resumida de posibles funciones de control a desarrollar.</text:p>
      <text:p text:style-name="P3"/>
      <text:p text:style-name="P3">P0794-A_DF-VOLT Y CTRL CON MICRO Rev1.pdf <text:s/>(1 pág.)</text:p>
      <text:p text:style-name="P3"><text:tab/>Diagrama funcionamiento Control General.</text:p>
      <text:p text:style-name="P3"/>
      <text:p text:style-name="P3">10- DETALLES CONTROL GENERAL. (6 pág)</text:p>
      <text:p text:style-name="P3"><text:tab/>Explicación Diagrama Control General.</text:p>
      <text:p text:style-name="P3"/>
      <text:p text:style-name="P3">continúa.....</text:p>
      <text:p text:style-name="P3">Salida dac Ajuste de Potencia.</text:p>
      <text:p text:style-name="P3">Salida pwm ventiladores.</text:p>
      <text:p text:style-name="P3">Funciones Teclado y Leds.</text:p>
      <text:p text:style-name="P3">Logbook eventos.</text:p>
      <text:p text:style-name="P3">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Proyecto Reemplazo V7S-00-ÍNDICE.odt</text:file-name><text:tab/>09/11/2021 <text:s text:c="4"/><text:page-number text:select-page="current"/> de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5H25M46S</meta:editing-duration>
    <meta:editing-cycles>50</meta:editing-cycles>
    <meta:generator>OpenOffice.org/3.4.1$Win32 OpenOffice.org_project/341m1$Build-9593</meta:generator>
    <dc:date>2021-11-09T16:18:47.65</dc:date>
    <meta:document-statistic meta:table-count="0" meta:image-count="0" meta:object-count="0" meta:page-count="1" meta:paragraph-count="34" meta:word-count="220" meta:character-count="1635"/>
    <meta:user-defined meta:name="Info 1"/>
    <meta:user-defined meta:name="Info 2"/>
    <meta:user-defined meta:name="Info 3"/>
    <meta:user-defined meta:name="Info 4"/>
  </office:meta>
</office:document-meta>
</file>